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367" officeooo:paragraph-rsid="0014c367"/>
    </style:style>
    <style:style style:name="P2" style:family="paragraph" style:parent-style-name="Standard">
      <style:text-properties officeooo:rsid="0016214d" officeooo:paragraph-rsid="0016214d"/>
    </style:style>
    <style:style style:name="P3" style:family="paragraph" style:parent-style-name="Standard">
      <style:text-properties officeooo:rsid="0018b750" officeooo:paragraph-rsid="0018b750"/>
    </style:style>
    <style:style style:name="P4" style:family="paragraph" style:parent-style-name="Standard">
      <style:text-properties fo:font-weight="bold" officeooo:rsid="0016214d" officeooo:paragraph-rsid="0016214d" style:font-weight-asian="bold" style:font-weight-complex="bold"/>
    </style:style>
    <style:style style:name="P5" style:family="paragraph" style:parent-style-name="Standard">
      <style:text-properties fo:font-weight="bold" officeooo:rsid="0018b750" officeooo:paragraph-rsid="0018b750" style:font-weight-asian="bold" style:font-weight-complex="bold"/>
    </style:style>
    <style:style style:name="P6" style:family="paragraph" style:parent-style-name="Standard">
      <style:text-properties officeooo:rsid="001a1eff" officeooo:paragraph-rsid="001a1eff"/>
    </style:style>
    <style:style style:name="P7" style:family="paragraph" style:parent-style-name="Standard">
      <style:text-properties officeooo:rsid="001adcb5" officeooo:paragraph-rsid="001adcb5"/>
    </style:style>
    <style:style style:name="P8" style:family="paragraph" style:parent-style-name="Standard">
      <style:text-properties officeooo:rsid="001b44f2" officeooo:paragraph-rsid="001b44f2"/>
    </style:style>
    <style:style style:name="P9" style:family="paragraph" style:parent-style-name="Standard">
      <style:text-properties officeooo:rsid="001b44f2" officeooo:paragraph-rsid="001b6fee"/>
    </style:style>
    <style:style style:name="P10" style:family="paragraph" style:parent-style-name="Standard">
      <style:text-properties officeooo:rsid="001b6fee" officeooo:paragraph-rsid="001b6fee"/>
    </style:style>
    <style:style style:name="P11" style:family="paragraph" style:parent-style-name="Standard">
      <style:text-properties style:text-position="0% 100%" officeooo:rsid="001b6fee" officeooo:paragraph-rsid="001b6fee"/>
    </style:style>
    <style:style style:name="P12" style:family="paragraph" style:parent-style-name="Standard">
      <style:text-properties officeooo:rsid="001a1eff" officeooo:paragraph-rsid="001a1eff"/>
    </style:style>
    <style:style style:name="P13" style:family="paragraph" style:parent-style-name="Standard">
      <style:text-properties style:text-position="sub 58%" officeooo:rsid="001b4789" officeooo:paragraph-rsid="001b6fee"/>
    </style:style>
    <style:style style:name="P14" style:family="paragraph" style:parent-style-name="Standard">
      <style:text-properties style:text-position="sub 58%" officeooo:rsid="001b4789" officeooo:paragraph-rsid="001b44f2"/>
    </style:style>
    <style:style style:name="P15" style:family="paragraph" style:parent-style-name="Standard">
      <style:text-properties style:text-position="0% 100%" officeooo:rsid="001b6fee" officeooo:paragraph-rsid="001b6fee"/>
    </style:style>
    <style:style style:name="P16" style:family="paragraph" style:parent-style-name="Standard">
      <style:text-properties style:text-position="0% 100%" officeooo:rsid="001dcb83" officeooo:paragraph-rsid="001dcb83"/>
    </style:style>
    <style:style style:name="P17" style:family="paragraph" style:parent-style-name="Standard">
      <style:text-properties style:text-position="0% 100%" officeooo:rsid="001f8b6b" officeooo:paragraph-rsid="001f8b6b"/>
    </style:style>
    <style:style style:name="P18" style:family="paragraph" style:parent-style-name="Standard">
      <style:text-properties style:text-position="0% 100%" officeooo:rsid="001f8b6b" officeooo:paragraph-rsid="001dcb83"/>
    </style:style>
    <style:style style:name="T1" style:family="text">
      <style:text-properties officeooo:rsid="00173c2c"/>
    </style:style>
    <style:style style:name="T2" style:family="text">
      <style:text-properties officeooo:rsid="001b44f2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b4789"/>
    </style:style>
    <style:style style:name="T5" style:family="text">
      <style:text-properties style:text-position="sub 58%" officeooo:rsid="001b6fee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b4789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b4789"/>
    </style:style>
    <style:style style:name="T10" style:family="text">
      <style:text-properties style:text-position="0% 100%" officeooo:rsid="001b6fee"/>
    </style:style>
    <style:style style:name="T11" style:family="text">
      <style:text-properties officeooo:rsid="001b4789"/>
    </style:style>
    <style:style style:name="T12" style:family="text">
      <style:text-properties officeooo:rsid="001f8b6b"/>
    </style:style>
    <style:style style:name="T13" style:family="text">
      <style:text-properties style:text-line-through-style="solid" style:text-line-through-type="single" officeooo:rsid="001f8b6b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1f8b6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sely connected =&gt; All the inputs are connected to all the neuron in the first layer.</text:p>
      <text:p text:style-name="P1"/>
      <text:p text:style-name="P1"/>
      <text:p text:style-name="P2">Standard neural network=&gt;house prise prediction, online advertisement</text:p>
      <text:p text:style-name="P2">Convolutional neural network=&gt;images</text:p>
      <text:p text:style-name="P2">Recurrent neural network=&gt;Audio or speach conversion</text:p>
      <text:p text:style-name="P2">custom/hybrid neural network=&gt;<text:span text:style-name="T1">image,radar info</text:span></text:p>
      <text:p text:style-name="P2"/>
      <text:p text:style-name="P2"/>
      <text:p text:style-name="P4"/>
      <text:p text:style-name="P5">Logistic regression</text:p>
      <text:p text:style-name="P3"/>
      <text:p text:style-name="P3">It is an algorithm for binary classification.</text:p>
      <text:p text:style-name="P3"/>
      <text:p text:style-name="P6">For example if we have to find the probability of if an image is of cat or not then we can use this.</text:p>
      <text:p text:style-name="P6"/>
      <text:p text:style-name="P6">Let us say we have n features</text:p>
      <text:p text:style-name="P6">Hence y = w0+w1x1+w2x2+...+wnxn </text:p>
      <text:p text:style-name="P6">where x1,x2....xn are features<text:span text:style-name="T2">(basically pixel values)</text:span></text:p>
      <text:p text:style-name="P6">and w0,w1....wn are weights to be computed</text:p>
      <text:p text:style-name="P6"/>
      <text:p text:style-name="P7">But somehow if we solve this we will get a value if a new input is given right?</text:p>
      <text:p text:style-name="P7">But we want to predict if it cat or not</text:p>
      <text:p text:style-name="P7"/>
      <text:p text:style-name="P7">so we can say </text:p>
      <text:p text:style-name="P7">y_predict = sigma(y)</text:p>
      <text:p text:style-name="P7">sigma is basically a function that ranges between 0 and 1</text:p>
      <text:p text:style-name="P7"/>
      <text:p text:style-name="P8">As image data is 3 dimensional we take all the values in 1D</text:p>
      <text:p text:style-name="P8">So we can represent it as</text:p>
      <text:p text:style-name="P8"/>
      <text:p text:style-name="P8">y<text:span text:style-name="T3">1X1</text:span> = W0+<text:span text:style-name="T8">W</text:span><text:span text:style-name="T6">T </text:span><text:span text:style-name="T4">1Xn</text:span><text:span text:style-name="T8">X</text:span><text:span text:style-name="T4">nX1 </text:span></text:p>
      <text:p text:style-name="P10"><text:span text:style-name="T10">o</text:span><text:span text:style-name="T8">r</text:span></text:p>
      <text:p text:style-name="P9"><text:span text:style-name="T9">y</text:span><text:span text:style-name="T4">1X1 = </text:span><text:span text:style-name="T9">W</text:span><text:span text:style-name="T7">T </text:span><text:span text:style-name="T4">1X</text:span><text:span text:style-name="T5">(</text:span><text:span text:style-name="T4">n</text:span><text:span text:style-name="T5">+1)</text:span><text:span text:style-name="T9">X</text:span><text:span text:style-name="T5">(</text:span><text:span text:style-name="T4">n</text:span><text:span text:style-name="T5">+1)</text:span><text:span text:style-name="T4">X1</text:span></text:p>
      <text:p text:style-name="P13"/>
      <text:p text:style-name="P11"><text:span text:style-name="T11">W</text:span>here X0 in the second case is 1</text:p>
      <text:p text:style-name="P11"/>
      <text:p text:style-name="P11"/>
      <text:p text:style-name="P11">sigma function looks like = 1/(1+e^(-z))</text:p>
      <text:p text:style-name="P11"/>
      <text:p text:style-name="P17">y =&gt; actual value</text:p>
      <text:p text:style-name="P17">y’ =&gt; predicted value</text:p>
      <text:p text:style-name="P16">Loss function, <text:span text:style-name="T12">L(y’,y) = -</text:span><text:span text:style-name="T15">(ylogy’+(1-y)log(1-y’))</text:span></text:p>
      <text:p text:style-name="P18"><text:span text:style-name="T14"/></text:p>
      <text:p text:style-name="P16"><text:span text:style-name="T15"/></text:p>
      <text:p text:style-name="P16"><text:span text:style-name="T15"/></text:p>
      <text:p text:style-name="P14"/>
      <text:p text:style-name="P13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3T06:43:51.662842320</meta:creation-date>
    <meta:generator>LibreOffice/6.4.7.2$Linux_X86_64 LibreOffice_project/40$Build-2</meta:generator>
    <dc:date>2023-02-24T16:49:18.105081612</dc:date>
    <meta:editing-duration>PT1H15M48S</meta:editing-duration>
    <meta:editing-cycles>4</meta:editing-cycles>
    <meta:document-statistic meta:table-count="0" meta:image-count="0" meta:object-count="0" meta:page-count="1" meta:paragraph-count="27" meta:word-count="193" meta:character-count="1111" meta:non-whitespace-character-count="942"/>
  </office:meta>
</office:document-meta>
</file>